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043in"/>
    </style:style>
    <style:style style:name="co3" style:family="table-column">
      <style:table-column-properties fo:break-before="auto" style:column-width="4.4244in"/>
    </style:style>
    <style:style style:name="co4" style:family="table-column">
      <style:table-column-properties fo:break-before="auto" style:column-width="16.726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453in" fo:break-before="auto" style:use-optimal-row-height="true"/>
    </style:style>
    <style:style style:name="ro3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 style:data-style-name="N100">
      <style:text-properties fo:font-size="12pt" style:font-size-asian="12pt" style:font-size-complex="12pt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3"/>
        <table:table-column table:style-name="co1" table:default-cell-style-name="Default"/>
        <table:table-column table:style-name="co4" table:default-cell-style-name="ce4"/>
        <table:table-row table:style-name="ro2">
          <table:table-cell table:style-name="ce1" office:value-type="string">
            <text:p>QTY</text:p>
          </table:table-cell>
          <table:table-cell table:style-name="ce1" office:value-type="string">
            <text:p>Name</text:p>
          </table:table-cell>
          <table:table-cell/>
          <table:table-cell table:style-name="ce1" office:value-type="string">
            <text:p>Source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Arduino Micro</text:p>
          </table:table-cell>
          <table:table-cell/>
          <table:table-cell office:value-type="string">
            <text:p><text:a xlink:href="https://www.amazon.com/Arduino-Micro-Headers-A000053-Controller/dp/B00AFY2S56/ref=sr_1_3?crid=1D1430FL1Z3JV&amp;dib=eyJ2IjoiMSJ9.1eon0cemkAxhQ7xR0HijIk0krSQGulAWC3oUqHFbp5kz93tHYoobH7721Z3kx9w6d_v8hqKWEOBWFb6K4jQYBELYKKiRr9Jbms1SwWt-HK8aalNhyaIiTYoP_aAc-5TUjVkONUFjtuweLr6B-FrMPCMnoMK95IuBnEuFqdN8XIKXKAIUGcCC3I-5WxK6HpeL5FZ9NeNo85DLn_5DkElEMfzIuuQrP_uqGg9RpwMm-oI.n3uY5lue1tn59Fjwf7mocugqC2xkNAO8hSHecmH2cAk&amp;dib_tag=se&amp;keywords=Arduino%2Bmicro&amp;qid=1711925796&amp;sprefix=arduino%2Bmicro%2Caps%2C111&amp;sr=8-3&amp;th=1">https://www.amazon.com/Arduino-Micro-Headers-A000053-Controller/dp/B00AFY2S56/ref=sr_1_3?crid=1D1430FL1Z3JV&amp;dib=eyJ2IjoiMSJ9.1eon0cemkAxhQ7xR0HijIk0krSQGulAWC3oUqHFbp5kz93tHYoobH7721Z3kx9w6d_v8hqKWEOBWFb6K4jQYBELYKKiRr9Jbms1SwWt-HK8aalNhyaIiTYoP_aAc-5TUjVkONUFjtuweLr6B-FrMPCMnoMK95IuBnEuFqdN8XIKXKAIUGcCC3I-5WxK6HpeL5FZ9NeNo85DLn_5DkElEMfzIuuQrP_uqGg9RpwMm-oI.n3uY5lue1tn59Fjwf7mocugqC2xkNAO8hSHecmH2cAk&amp;dib_tag=se&amp;keywords=Arduino%2Bmicro&amp;qid=1711925796&amp;sprefix=arduino%2Bmicro%2Caps%2C111&amp;sr=8-3&amp;th=1</text:a>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4067 Multiplexer</text:p>
          </table:table-cell>
          <table:table-cell/>
          <table:table-cell office:value-type="string">
            <text:p><text:a xlink:href="https://www.amazon.com/HiLetgo-CD74HC4067-Channel-Multiplexer-Breakout/dp/B01DLHKLNE/ref=sr_1_2_sspa?crid=24FJK1UKRE5FC&amp;dib=eyJ2IjoiMSJ9.fTOQn9KtzcXyw_ji1iortZLSgK2UMgmC-x5IsK1Ab1vPc6gAABQVdNXJ7sz2lstU_VoLp-nnqBEQhlyQdD7Y1v5weARq8zEnujLzfuZjBNTKO1VhspzcYMZzTIs1o6LKDU9WNNtcH75G9t64yxrfUsQz5yBrhnpZt2-TtrxWh5oJCBf3vG3P8lcLk14XeXIdcnbcXSWWjaPIUdKdpetV612lDeqv5xrT5HbXLMCXj-g.p_0AqQbXh1svODEBhlyBcBvd4HxYoXYV9qTTP3jgZ98&amp;dib_tag=se&amp;keywords=cd4067+multiplexer&amp;qid=1711925851&amp;sprefix=cd4067%2Caps%2C104&amp;sr=8-2-spons&amp;sp_csd=d2lkZ2V0TmFtZT1zcF9hdGY&amp;psc=1">https://www.amazon.com/HiLetgo-CD74HC4067-Channel-Multiplexer-Breakout/dp/B01DLHKLNE/ref=sr_1_2_sspa?crid=24FJK1UKRE5FC&amp;dib=eyJ2IjoiMSJ9.fTOQn9KtzcXyw_ji1iortZLSgK2UMgmC-x5IsK1Ab1vPc6gAABQVdNXJ7sz2lstU_VoLp-nnqBEQhlyQdD7Y1v5weARq8zEnujLzfuZjBNTKO1VhspzcYMZzTIs1o6LKDU9WNNtcH75G9t64yxrfUsQz5yBrhnpZt2-TtrxWh5oJCBf3vG3P8lcLk14XeXIdcnbcXSWWjaPIUdKdpetV612lDeqv5xrT5HbXLMCXj-g.p_0AqQbXh1svODEBhlyBcBvd4HxYoXYV9qTTP3jgZ98&amp;dib_tag=se&amp;keywords=cd4067+multiplexer&amp;qid=1711925851&amp;sprefix=cd4067%2Caps%2C104&amp;sr=8-2-spons&amp;sp_csd=d2lkZ2V0TmFtZT1zcF9hdGY&amp;psc=1</text:a>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20x4 I2C LCD</text:p>
          </table:table-cell>
          <table:table-cell/>
          <table:table-cell office:value-type="string">
            <text:p><text:a xlink:href="https://www.amazon.com/HiLetgo-Backlight-Display-Arduino-MEGA2560/dp/B01DKETWO2/ref=sr_1_1_sspa?crid=293FVQL0XLBKW&amp;dib=eyJ2IjoiMSJ9.Km0pYGd3Z_UiOxae2a5kPv_tbUCYJeiOBUz4nZE44j5L5He8WyQN8LS5QFKZuhV3wQgXFW88Qmwy7_PhCEUuMTJ0lijN6MzHJYokDCF32egyL6pFEskl18G0KPUKdS5QEf-X3xK0AGM2a-iENrqDMwmaGvFcdyiLBeNqVg1IUvOQMpdl4EQCDnuwH9l66tRG3zxTdFlYslCMwVSGEtZeys6Het28WMHQ9BbcfF2i8TU.sZQJnZ3YsD_L5bh8TPC0_WtI_D91MExtbl3jkdeGztg&amp;dib_tag=se&amp;keywords=20x4+i2c+lcd&amp;qid=1711925884&amp;sprefix=20x4+i2c+lcd%2Caps%2C115&amp;sr=8-1-spons&amp;sp_csd=d2lkZ2V0TmFtZT1zcF9hdGY&amp;psc=1">https://www.amazon.com/HiLetgo-Backlight-Display-Arduino-MEGA2560/dp/B01DKETWO2/ref=sr_1_1_sspa?crid=293FVQL0XLBKW&amp;dib=eyJ2IjoiMSJ9.Km0pYGd3Z_UiOxae2a5kPv_tbUCYJeiOBUz4nZE44j5L5He8WyQN8LS5QFKZuhV3wQgXFW88Qmwy7_PhCEUuMTJ0lijN6MzHJYokDCF32egyL6pFEskl18G0KPUKdS5QEf-X3xK0AGM2a-iENrqDMwmaGvFcdyiLBeNqVg1IUvOQMpdl4EQCDnuwH9l66tRG3zxTdFlYslCMwVSGEtZeys6Het28WMHQ9BbcfF2i8TU.sZQJnZ3YsD_L5bh8TPC0_WtI_D91MExtbl3jkdeGztg&amp;dib_tag=se&amp;keywords=20x4+i2c+lcd&amp;qid=1711925884&amp;sprefix=20x4+i2c+lcd%2Caps%2C115&amp;sr=8-1-spons&amp;sp_csd=d2lkZ2V0TmFtZT1zcF9hdGY&amp;psc=1</text:a>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Analog Joystick</text:p>
          </table:table-cell>
          <table:table-cell/>
          <table:table-cell office:value-type="string">
            <text:p><text:a xlink:href="https://www.adafruit.com/product/3102">https://www.adafruit.com/product/3102</text:a>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Thumbstick</text:p>
          </table:table-cell>
          <table:table-cell/>
          <table:table-cell office:value-type="string">
            <text:p><text:a xlink:href="https://www.adafruit.com/product/512">https://www.adafruit.com/product/512</text:a>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KY-040 Rotary Encoder</text:p>
          </table:table-cell>
          <table:table-cell/>
          <table:table-cell office:value-type="string">
            <text:p><text:a xlink:href="https://www.amazon.com/HiLetgo-Backlight-Display-Arduino-MEGA2560/dp/B01DKETWO2/ref=sr_1_1_sspa?crid=293FVQL0XLBKW&amp;dib=eyJ2IjoiMSJ9.Km0pYGd3Z_UiOxae2a5kPv_tbUCYJeiOBUz4nZE44j5L5He8WyQN8LS5QFKZuhV3wQgXFW88Qmwy7_PhCEUuMTJ0lijN6MzHJYokDCF32egyL6pFEskl18G0KPUKdS5QEf-X3xK0AGM2a-iENrqDMwmaGvFcdyiLBeNqVg1IUvOQMpdl4EQCDnuwH9l66tRG3zxTdFlYslCMwVSGEtZeys6Het28WMHQ9BbcfF2i8TU.sZQJnZ3YsD_L5bh8TPC0_WtI_D91MExtbl3jkdeGztg&amp;dib_tag=se&amp;keywords=20x4+i2c+lcd&amp;qid=1711925884&amp;sprefix=20x4+i2c+lcd%2Caps%2C115&amp;sr=8-1-spons&amp;sp_csd=d2lkZ2V0TmFtZT1zcF9hdGY&amp;psc=1">https://www.amazon.com/HiLetgo-Backlight-Display-Arduino-MEGA2560/dp/B01DKETWO2/ref=sr_1_1_sspa?crid=293FVQL0XLBKW&amp;dib=eyJ2IjoiMSJ9.Km0pYGd3Z_UiOxae2a5kPv_tbUCYJeiOBUz4nZE44j5L5He8WyQN8LS5QFKZuhV3wQgXFW88Qmwy7_PhCEUuMTJ0lijN6MzHJYokDCF32egyL6pFEskl18G0KPUKdS5QEf-X3xK0AGM2a-iENrqDMwmaGvFcdyiLBeNqVg1IUvOQMpdl4EQCDnuwH9l66tRG3zxTdFlYslCMwVSGEtZeys6Het28WMHQ9BbcfF2i8TU.sZQJnZ3YsD_L5bh8TPC0_WtI_D91MExtbl3jkdeGztg&amp;dib_tag=se&amp;keywords=20x4+i2c+lcd&amp;qid=1711925884&amp;sprefix=20x4+i2c+lcd%2Caps%2C115&amp;sr=8-1-spons&amp;sp_csd=d2lkZ2V0TmFtZT1zcF9hdGY&amp;psc=1</text:a></text:p>
          </table:table-cell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10K Linear Potentiometers</text:p>
          </table:table-cell>
          <table:table-cell/>
          <table:table-cell office:value-type="string">
            <text:p><text:a xlink:href="https://www.taydaelectronics.com/potentiometer-variable-resistors/rotary-potentiometer/linear/tayda-b-10k-ohm-linear-taper-potentiometer-spline-shaft-pc-mount-right-angle.html">https://www.taydaelectronics.com/potentiometer-variable-resistors/rotary-potentiometer/linear/tayda-b-10k-ohm-linear-taper-potentiometer-spline-shaft-pc-mount-right-angle.html</text:a></text:p>
          </table:table-cell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Knobs</text:p>
          </table:table-cell>
          <table:table-cell/>
          <table:table-cell office:value-type="string">
            <text:p><text:a xlink:href="https://www.taydaelectronics.com/potentiometer-variable-resistors/knobs/black-plastic-knob-with-red-pointer.html">https://www.taydaelectronics.com/potentiometer-variable-resistors/knobs/black-plastic-knob-with-red-pointer.html</text:a>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Project Enclosure</text:p>
          </table:table-cell>
          <table:table-cell/>
          <table:table-cell office:value-type="string">
            <text:p><text:a xlink:href="https://www.polycase.com/dc-96p">https://www.polycase.com/dc-96p</text:a>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USB Type B cable</text:p>
          </table:table-cell>
          <table:table-cell/>
          <table:table-cell office:value-type="string">
            <text:p><text:a xlink:href="https://www.amazon.com/Amazon-Basics-External-Gold-Plated-Connectors/dp/B00NH13DV2/ref=sr_1_1_ffob_sspa?crid=2AM4U60XEQNTD&amp;dib=eyJ2IjoiMSJ9.hCC1scuHFhmHD3CfyTe_zLjDE3PcKWvbQQ30ES1I6v-4HtYQk-HRV1MTcy2-2jG7J29u5EFlemmUI9PlKNY2ojFoKyrLQB0YyuZcH7fmlOXOM93XhKEaf87qsXfQS3orvsrRhTZjlwuV9Jxce6sZF3ZJ_UYZrs-VnuRQ-DJr910sKEXRbYZWbmYXyzxrFrz1A_uAbzERoKu-e4IjQTJhOGHtyVshfXV5k0AOdpnHJFs.8yoimuE2agERIV-dpVil7P2yijFEd2nPx7PbEfzAJuw&amp;dib_tag=se&amp;keywords=usb+type+b+cable+10ft&amp;qid=1711926026&amp;sprefix=usb+type+b+cable%2Caps%2C114&amp;sr=8-1-spons&amp;sp_csd=d2lkZ2V0TmFtZT1zcF9hdGY&amp;psc=1">https://www.amazon.com/Amazon-Basics-External-Gold-Plated-Connectors/dp/B00NH13DV2/ref=sr_1_1_ffob_sspa?crid=2AM4U60XEQNTD&amp;dib=eyJ2IjoiMSJ9.hCC1scuHFhmHD3CfyTe_zLjDE3PcKWvbQQ30ES1I6v-4HtYQk-HRV1MTcy2-2jG7J29u5EFlemmUI9PlKNY2ojFoKyrLQB0YyuZcH7fmlOXOM93XhKEaf87qsXfQS3orvsrRhTZjlwuV9Jxce6sZF3ZJ_UYZrs-VnuRQ-DJr910sKEXRbYZWbmYXyzxrFrz1A_uAbzERoKu-e4IjQTJhOGHtyVshfXV5k0AOdpnHJFs.8yoimuE2agERIV-dpVil7P2yijFEd2nPx7PbEfzAJuw&amp;dib_tag=se&amp;keywords=usb+type+b+cable+10ft&amp;qid=1711926026&amp;sprefix=usb+type+b+cable%2Caps%2C114&amp;sr=8-1-spons&amp;sp_csd=d2lkZ2V0TmFtZT1zcF9hdGY&amp;psc=1</text:a>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USB Type B to Micro Mount</text:p>
          </table:table-cell>
          <table:table-cell/>
          <table:table-cell office:value-type="string">
            <text:p><text:a xlink:href="https://www.digikey.com/en/products/detail/sparkfun-electronics/CAB-15463/10819707?utm_adgroup=&amp;utm_source=google&amp;utm_medium=cpc&amp;utm_campaign=Pmax_Shopping_DK%2B%20Supplier_GEM%20Suppliers&amp;utm_term=&amp;utm_content=&amp;utm_id=go_cmp-20940607809_adg-_ad-__dev-c_ext-_prd-10819707_sig-CjwKCAiA8sauBhB3EiwAruTRJjHBRhAZ9xjX7UVdmuupydFjm1HdJ9U0bMITYNsM9JFlUCD13C9KXxoCx4kQAvD_BwE&amp;gad_source=1&amp;gclid=CjwKCAiA8sauBhB3EiwAruTRJjHBRhAZ9xjX7UVdmuupydFjm1HdJ9U0bMITYNsM9JFlUCD13C9KXxoCx4kQAvD_BwE">https://www.digikey.com/en/products/detail/sparkfun-electronics/CAB-15463/10819707?utm_adgroup=&amp;utm_source=google&amp;utm_medium=cpc&amp;utm_campaign=Pmax_Shopping_DK%2B%20Supplier_GEM%20Suppliers&amp;utm_term=&amp;utm_content=&amp;utm_id=go_cmp-20940607809_adg-_ad-__dev-c_ext-_prd-10819707_sig-CjwKCAiA8sauBhB3EiwAruTRJjHBRhAZ9xjX7UVdmuupydFjm1HdJ9U0bMITYNsM9JFlUCD13C9KXxoCx4kQAvD_BwE&amp;gad_source=1&amp;gclid=CjwKCAiA8sauBhB3EiwAruTRJjHBRhAZ9xjX7UVdmuupydFjm1HdJ9U0bMITYNsM9JFlUCD13C9KXxoCx4kQAvD_BwE</text:a>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Main-Board Type A</text:p>
          </table:table-cell>
          <table:table-cell/>
          <table:table-cell office:value-type="string">
            <text:p><text:a xlink:href="https://github.com/Sinedrone-Sentinel/MIDI-Sentinel/tree/main/EDA%20Files/Main-Board">https://github.com/Sinedrone-Sentinel/MIDI-Sentinel/tree/main/EDA%20Files/Main-Board</text:a>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Controller Board</text:p>
          </table:table-cell>
          <table:table-cell/>
          <table:table-cell office:value-type="string">
            <text:p><text:a xlink:href="https://github.com/Sinedrone-Sentinel/MIDI-Sentinel/tree/main/EDA%20Files/Knob-Mount">https://github.com/Sinedrone-Sentinel/MIDI-Sentinel/tree/main/EDA%20Files/Knob-Mount</text:a>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4" – 6" IDC Ribbon Cable</text:p>
          </table:table-cell>
          <table:table-cell/>
          <table:table-cell office:value-type="string">
            <text:p><text:a xlink:href="https://www.amazon.com/Connectors-Pro-Connector-Conductors-20P-FF-15CM-2PK/dp/B0CSB6RTFC/ref=sr_1_19?crid=5QJOPMM19JDZ&amp;dib=eyJ2IjoiMSJ9.sOViHvUn9iJuUn4q4wDPihF6Giih-7moaAM6G4S2m3zGjHj071QN20LucGBJIEps.1m_xbpRuKAwpLRv-pB-dWjcS0gs2SrvYDsGq9soHrT8&amp;dib_tag=se&amp;keywords=idc%2Bribbon%2Bcable%2B20p&amp;qid=1711926177&amp;sprefix=idc%2Bribbon%2Bcable%2B20p%2Caps%2C110&amp;sr=8-19&amp;th=1">https://www.amazon.com/Connectors-Pro-Connector-Conductors-20P-FF-15CM-2PK/dp/B0CSB6RTFC/ref=sr_1_19?crid=5QJOPMM19JDZ&amp;dib=eyJ2IjoiMSJ9.sOViHvUn9iJuUn4q4wDPihF6Giih-7moaAM6G4S2m3zGjHj071QN20LucGBJIEps.1m_xbpRuKAwpLRv-pB-dWjcS0gs2SrvYDsGq9soHrT8&amp;dib_tag=se&amp;keywords=idc%2Bribbon%2Bcable%2B20p&amp;qid=1711926177&amp;sprefix=idc%2Bribbon%2Bcable%2B20p%2Caps%2C110&amp;sr=8-19&amp;th=1</text:a>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20Pin Box Header IDC Socket Straight Male Connectors</text:p>
          </table:table-cell>
          <table:table-cell/>
          <table:table-cell office:value-type="string">
            <text:p><text:a xlink:href="https://www.amazon.com/Uxcell-a14112600ux0302-2-54mm-Straight-Connector/dp/B00VGDRKYO/ref=sr_1_11?crid=FVQ9DZ4NP2UV&amp;dib=eyJ2IjoiMSJ9.IQSXeOUuGpgjvlX7aLK1xPEem5P0SySmFN-LwOnNKRhFH5zDFetCL7GTpaF1WE9h5cYr6WAfe-5fKEJkCIoqMYnunVMPx_wCDeT1DafszGN4PO1JkONT2-xdwj66Se3furk6o8iUpWRDXcMF3cxrRwL1HQIuaoqik8yBEP1V8OnKmdqkuQpPlNkj8BTWg_rPCURuWn2GEQfbyH7pbdkbZgOaHy1g6HHt5RnVqV0O9a4.lNdIkaFYV8ymRtlP2fwFP2lch1PYSPgHtcYVRt-IaX0&amp;dib_tag=se&amp;keywords=idc+box+header+male+20p&amp;qid=1711926244&amp;sprefix=idc+box+header+male+20p%2Caps%2C102&amp;sr=8-11">https://www.amazon.com/Uxcell-a14112600ux0302-2-54mm-Straight-Connector/dp/B00VGDRKYO/ref=sr_1_11?crid=FVQ9DZ4NP2UV&amp;dib=eyJ2IjoiMSJ9.IQSXeOUuGpgjvlX7aLK1xPEem5P0SySmFN-LwOnNKRhFH5zDFetCL7GTpaF1WE9h5cYr6WAfe-5fKEJkCIoqMYnunVMPx_wCDeT1DafszGN4PO1JkONT2-xdwj66Se3furk6o8iUpWRDXcMF3cxrRwL1HQIuaoqik8yBEP1V8OnKmdqkuQpPlNkj8BTWg_rPCURuWn2GEQfbyH7pbdkbZgOaHy1g6HHt5RnVqV0O9a4.lNdIkaFYV8ymRtlP2fwFP2lch1PYSPgHtcYVRt-IaX0&amp;dib_tag=se&amp;keywords=idc+box+header+male+20p&amp;qid=1711926244&amp;sprefix=idc+box+header+male+20p%2Caps%2C102&amp;sr=8-11</text:a>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Front Panel Type A</text:p>
          </table:table-cell>
          <table:table-cell/>
          <table:table-cell office:value-type="string">
            <text:p><text:a xlink:href="https://github.com/Sinedrone-Sentinel/MIDI-Sentinel/blob/main/CAD%20Files/Front%20Panel%20Proto-A.dxf">https://github.com/Sinedrone-Sentinel/MIDI-Sentinel/blob/main/CAD%20Files/Front%20Panel%20Proto-A.dxf</text:a></text:p>
          </table:table-cell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15 CM female to female Jumper Wires</text:p>
          </table:table-cell>
          <table:table-cell/>
          <table:table-cell office:value-type="string">
            <text:p><text:a xlink:href="https://www.amazon.com/California-JOS-Breadboard-Optional-Multicolored/dp/B0BRTJQGS6/ref=sr_1_16?crid=336RACIZ1GZMH&amp;dib=eyJ2IjoiMSJ9.thFZuwentl919BcWkYg3xj9DAJgkuwrqEN9NjNRRWTuSDV801nvVvOW47vufOgHc8TkB34uIoPM9Z42AcLcky0QxgiDPW73g9S6ctXBQMxaHJ3LoKu_1tUVYIeHZ5oUjqG92lLMtplceuAcvgvANDbAfU97wv63yONiqa-XmeTTo34oQDAvd_oMhcCK0BWyWtkwxXWQJI0VqNWNmNTLTBmxI73HJtyeS_6HMY67NkNE.LDTnuuyHWFoCpNgRyjvmbCp2nPzx01_SwEUtd5UbTsA&amp;dib_tag=se&amp;keywords=15cm%2Bfemale%2Bto%2Bfemale%2Bjump%2Bwires&amp;qid=1711926326&amp;sprefix=15cm%2Bfemale%2Bto%2Bfemale%2Bjump%2Bwires%2Caps%2C108&amp;sr=8-16&amp;th=1">https://www.amazon.com/California-JOS-Breadboard-Optional-Multicolored/dp/B0BRTJQGS6/ref=sr_1_16?crid=336RACIZ1GZMH&amp;dib=eyJ2IjoiMSJ9.thFZuwentl919BcWkYg3xj9DAJgkuwrqEN9NjNRRWTuSDV801nvVvOW47vufOgHc8TkB34uIoPM9Z42AcLcky0QxgiDPW73g9S6ctXBQMxaHJ3LoKu_1tUVYIeHZ5oUjqG92lLMtplceuAcvgvANDbAfU97wv63yONiqa-XmeTTo34oQDAvd_oMhcCK0BWyWtkwxXWQJI0VqNWNmNTLTBmxI73HJtyeS_6HMY67NkNE.LDTnuuyHWFoCpNgRyjvmbCp2nPzx01_SwEUtd5UbTsA&amp;dib_tag=se&amp;keywords=15cm%2Bfemale%2Bto%2Bfemale%2Bjump%2Bwires&amp;qid=1711926326&amp;sprefix=15cm%2Bfemale%2Bto%2Bfemale%2Bjump%2Bwires%2Caps%2C108&amp;sr=8-16&amp;th=1</text:a>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Rubber Feet</text:p>
          </table:table-cell>
          <table:table-cell/>
          <table:table-cell office:value-type="string">
            <text:p><text:a xlink:href="https://www.amazon.com/Super-Soft-Round-Rubber-Feet/dp/B00S47D52G/ref=sr_1_20_sspa?crid=DK1KYVV8TVFZ&amp;dib=eyJ2IjoiMSJ9.sUQCMSGhkNMt0Vl_pEGvzHeOLiFVi4BIWjpbwq8tFUSAx7sWDHKpJLSggHSrKFrfhT9K6aeXuJzCGEll_5h8Fh9qYqSJTlFvvpBDehalndQx0Ys20NH2k8ZUn9MBov0SqQSogbdqldwmYdlLbQ1iA6l65ksE5vQxEYafXNaqYwu2E4JUGXGCQK6659Q3UVn3y8ot3S9JKd3riLM1OnVMZpyYnJPLyu1ZWRxl5EIU2azKVmwcwm_Wh9p9d4CXnTUOSGSibJih2dLBGyqhIktxhQLgyJU_Q1FBMjZMnVPic2I.4ofPhpcCYDi4Y73E8v8PkQgN0rGXnLDTTbeM68ZPbho&amp;dib_tag=se&amp;keywords=screw+on+rubber+feet&amp;qid=1711926493&amp;sprefix=screw+on+rubber+feet%2Caps%2C105&amp;sr=8-20-spons&amp;sp_csd=d2lkZ2V0TmFtZT1zcF9tdGY&amp;psc=1">https://www.amazon.com/Super-Soft-Round-Rubber-Feet/dp/B00S47D52G/ref=sr_1_20_sspa?crid=DK1KYVV8TVFZ&amp;dib=eyJ2IjoiMSJ9.sUQCMSGhkNMt0Vl_pEGvzHeOLiFVi4BIWjpbwq8tFUSAx7sWDHKpJLSggHSrKFrfhT9K6aeXuJzCGEll_5h8Fh9qYqSJTlFvvpBDehalndQx0Ys20NH2k8ZUn9MBov0SqQSogbdqldwmYdlLbQ1iA6l65ksE5vQxEYafXNaqYwu2E4JUGXGCQK6659Q3UVn3y8ot3S9JKd3riLM1OnVMZpyYnJPLyu1ZWRxl5EIU2azKVmwcwm_Wh9p9d4CXnTUOSGSibJih2dLBGyqhIktxhQLgyJU_Q1FBMjZMnVPic2I.4ofPhpcCYDi4Y73E8v8PkQgN0rGXnLDTTbeM68ZPbho&amp;dib_tag=se&amp;keywords=screw+on+rubber+feet&amp;qid=1711926493&amp;sprefix=screw+on+rubber+feet%2Caps%2C105&amp;sr=8-20-spons&amp;sp_csd=d2lkZ2V0TmFtZT1zcF9tdGY&amp;psc=1</text:a>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#10 Screws 1/4" long</text:p>
          </table:table-cell>
          <table:table-cell/>
          <table:table-cell office:value-type="string">
            <text:p><text:a xlink:href="https://www.amazon.com/Phillips-Stainless-Tapping-SG-TZH/dp/B0B2L7GYDS/ref=sr_1_1_sspa?crid=3KAHLQFY901IP&amp;dib=eyJ2IjoiMSJ9.4Es_t3LkfIG2Ql3CWfJdp_xmEhiSNTWZBScqvTfBXV9kqJb59rOhWQRiJHENKKx3P0p6KEJUtmUwyzyI7j16emr8k8_z6opMYu0ZlzeZoET-PWE2xVt-g1HnU7wKoRLOp4F8BIE1sedZAiFxnD8DgDbTTiQQfXAHW_qwCbfQmRmIXrhwJ5_UftIzdYtluexy90nsOvprJ9w20bwMktO_BdF2cKSlh1Bx9xoY8D7ynmQ.Cp_eV8jyiID95mq5SZEZ_gGYCGMxfiche9yZqoL1EKk&amp;dib_tag=se&amp;keywords=%2310+x+3%2F8&amp;qid=1711926763&amp;sprefix=+10+x+3%2F8%2Caps%2C100&amp;sr=8-1-spons&amp;sp_csd=d2lkZ2V0TmFtZT1zcF9hdGY&amp;psc=1">https://www.amazon.com/Phillips-Stainless-Tapping-SG-TZH/dp/B0B2L7GYDS/ref=sr_1_1_sspa?crid=3KAHLQFY901IP&amp;dib=eyJ2IjoiMSJ9.4Es_t3LkfIG2Ql3CWfJdp_xmEhiSNTWZBScqvTfBXV9kqJb59rOhWQRiJHENKKx3P0p6KEJUtmUwyzyI7j16emr8k8_z6opMYu0ZlzeZoET-PWE2xVt-g1HnU7wKoRLOp4F8BIE1sedZAiFxnD8DgDbTTiQQfXAHW_qwCbfQmRmIXrhwJ5_UftIzdYtluexy90nsOvprJ9w20bwMktO_BdF2cKSlh1Bx9xoY8D7ynmQ.Cp_eV8jyiID95mq5SZEZ_gGYCGMxfiche9yZqoL1EKk&amp;dib_tag=se&amp;keywords=%2310+x+3%2F8&amp;qid=1711926763&amp;sprefix=+10+x+3%2F8%2Caps%2C100&amp;sr=8-1-spons&amp;sp_csd=d2lkZ2V0TmFtZT1zcF9hdGY&amp;psc=1</text:a></text:p>
          </table:table-cell>
        </table:table-row>
        <table:table-row table:style-name="ro3">
          <table:table-cell office:value-type="float" office:value="44">
            <text:p>44</text:p>
          </table:table-cell>
          <table:table-cell office:value-type="string">
            <text:p>Header Pins</text:p>
          </table:table-cell>
          <table:table-cell/>
          <table:table-cell office:value-type="string">
            <text:p><text:a xlink:href="https://www.amazon.com/HiLetgo-20pcs-2-54mm-Single-Header/dp/B07R5QDL8D/ref=sr_1_1_sspa?crid=11GQEX4MRJIH2&amp;dib=eyJ2IjoiMSJ9.zeC41QqtTZlhxSknrJPJDpSeSsjI8ShuLcBIB1Hp-oNt8dC99VC4Xqi81KRclh0r48tM1M_M8JLFR3H39YI4U5MQDghCsb94bey4-TVD8Is41GYpn5x9XM1f1JTWcwVvrPPa38pfJndF1bfRwmedQZbYC7IRlcjAb1NFB7FNjqmoCJuAKH6J-ry2nBemk2P5ZYfTgSox1SkzG_TZEgpr6h_5Yp4CmCDgQUEW3Gc7H48.BneI0PoZEcJWap-npMfAWXe0-il_lRILViDb6tmUUR4&amp;dib_tag=se&amp;keywords=header+pins&amp;qid=1711926455&amp;sprefix=header+pins%2Caps%2C103&amp;sr=8-1-spons&amp;sp_csd=d2lkZ2V0TmFtZT1zcF9hdGY&amp;psc=1">https://www.amazon.com/HiLetgo-20pcs-2-54mm-Single-Header/dp/B07R5QDL8D/ref=sr_1_1_sspa?crid=11GQEX4MRJIH2&amp;dib=eyJ2IjoiMSJ9.zeC41QqtTZlhxSknrJPJDpSeSsjI8ShuLcBIB1Hp-oNt8dC99VC4Xqi81KRclh0r48tM1M_M8JLFR3H39YI4U5MQDghCsb94bey4-TVD8Is41GYpn5x9XM1f1JTWcwVvrPPa38pfJndF1bfRwmedQZbYC7IRlcjAb1NFB7FNjqmoCJuAKH6J-ry2nBemk2P5ZYfTgSox1SkzG_TZEgpr6h_5Yp4CmCDgQUEW3Gc7H48.BneI0PoZEcJWap-npMfAWXe0-il_lRILViDb6tmUUR4&amp;dib_tag=se&amp;keywords=header+pins&amp;qid=1711926455&amp;sprefix=header+pins%2Caps%2C103&amp;sr=8-1-spons&amp;sp_csd=d2lkZ2V0TmFtZT1zcF9hdGY&amp;psc=1</text:a>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Stand-Offs (6+6mm style)</text:p>
          </table:table-cell>
          <table:table-cell/>
          <table:table-cell office:value-type="string">
            <text:p><text:a xlink:href="https://www.amazon.com/uxcell-Male-Female-Motherboard-Standoff-Quadcopter/dp/B08F2DH994/ref=sr_1_2_sspa?crid=3NHXGAVZ7J7Z5&amp;dib=eyJ2IjoiMSJ9.fOSOOhFpfI2o4s0LdN965avuV4RG7o1a0m71drR9tv61NtC2TkU_vCHwBRh6lTc0hDBXaADuQwCYMUCt5t63e6XZzBCXC0yLu_-ywwzOue8eBMU0U1yihzDGkguOFv6VTyKmvtYKjzunYuisgcAlE4-Aqf5RIi70Op_Iq7k-wAhqGfYydriuFm6wtgECu0uZO5yyQtgg0B3OPkQq3F97EdDVIyxfXxXvX-08UM1Bw2I.XemLKA_3L37pI50cCreH1IKInSXzanbdYVoIWWHBAZg&amp;dib_tag=se&amp;keywords=6mm%2Bstandoffs&amp;qid=1711926816&amp;sprefix=6mm%2Bstandoffs%2Caps%2C113&amp;sr=8-2-spons&amp;sp_csd=d2lkZ2V0TmFtZT1zcF9hdGY&amp;th=1">https://www.amazon.com/uxcell-Male-Female-Motherboard-Standoff-Quadcopter/dp/B08F2DH994/ref=sr_1_2_sspa?crid=3NHXGAVZ7J7Z5&amp;dib=eyJ2IjoiMSJ9.fOSOOhFpfI2o4s0LdN965avuV4RG7o1a0m71drR9tv61NtC2TkU_vCHwBRh6lTc0hDBXaADuQwCYMUCt5t63e6XZzBCXC0yLu_-ywwzOue8eBMU0U1yihzDGkguOFv6VTyKmvtYKjzunYuisgcAlE4-Aqf5RIi70Op_Iq7k-wAhqGfYydriuFm6wtgECu0uZO5yyQtgg0B3OPkQq3F97EdDVIyxfXxXvX-08UM1Bw2I.XemLKA_3L37pI50cCreH1IKInSXzanbdYVoIWWHBAZg&amp;dib_tag=se&amp;keywords=6mm%2Bstandoffs&amp;qid=1711926816&amp;sprefix=6mm%2Bstandoffs%2Caps%2C113&amp;sr=8-2-spons&amp;sp_csd=d2lkZ2V0TmFtZT1zcF9hdGY&amp;th=1</text:a>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M3 - 0.5 x 8 screws</text:p>
          </table:table-cell>
          <table:table-cell/>
          <table:table-cell office:value-type="string">
            <text:p><text:a xlink:href="https://www.amazon.com/iExcell-Socket-Button-Screws-Finish/dp/B08R379Z1C/ref=sr_1_4?crid=1PDCHKKEX7D85&amp;dib=eyJ2IjoiMSJ9.b2RYbsL8iYZq7sqslpOCrbimGUYBOZop4Em0v9P9gojZniqBcdjihtQfabPpk4Ztnk_gKACRHhUygZ1CPUn5WkfcWeIuCJfpV8QxDP99JKF6flg2J94EP1jyyoNKHKjrsTWsxXUkCzSaZ6W7Eu3jfSsKQWjOUGcszaM9vxWiaL3NNNWTeHt_rxn2M1whHLhh8fXgbHeHhNRzRZyUjJn-7rX91RFnFfOVH-VyRvqOIvc.pbF9I7FYziH-2THP_i9KW-s5ZdzqIneVWkMdwXmdQOA&amp;dib_tag=se&amp;keywords=m3%2B0.5x8&amp;qid=1711926868&amp;sprefix=m3%2B0.5x8%2Caps%2C104&amp;sr=8-4&amp;th=1">https://www.amazon.com/iExcell-Socket-Button-Screws-Finish/dp/B08R379Z1C/ref=sr_1_4?crid=1PDCHKKEX7D85&amp;dib=eyJ2IjoiMSJ9.b2RYbsL8iYZq7sqslpOCrbimGUYBOZop4Em0v9P9gojZniqBcdjihtQfabPpk4Ztnk_gKACRHhUygZ1CPUn5WkfcWeIuCJfpV8QxDP99JKF6flg2J94EP1jyyoNKHKjrsTWsxXUkCzSaZ6W7Eu3jfSsKQWjOUGcszaM9vxWiaL3NNNWTeHt_rxn2M1whHLhh8fXgbHeHhNRzRZyUjJn-7rX91RFnFfOVH-VyRvqOIvc.pbF9I7FYziH-2THP_i9KW-s5ZdzqIneVWkMdwXmdQOA&amp;dib_tag=se&amp;keywords=m3%2B0.5x8&amp;qid=1711926868&amp;sprefix=m3%2B0.5x8%2Caps%2C104&amp;sr=8-4&amp;th=1</text:a>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3/8" flat head wood screws</text:p>
          </table:table-cell>
          <table:table-cell/>
          <table:table-cell office:value-type="string">
            <text:p><text:a xlink:href="https://www.amazon.com/Stainless-Phillips-Screw-Bolt-Dropper/dp/B079Y9KW9S/ref=sr_1_9?content-id=amzn1.sym.918a99dd-4826-4c0a-be33-a6705d69c4cf%3Aamzn1.sym.918a99dd-4826-4c0a-be33-a6705d69c4cf&amp;crid=3PHD7LGQ0VC78&amp;dib=eyJ2IjoiMSJ9.9UaZHdATsJVmxv74PnXPpMsR4lrfxoJMEhLmRbQDXBNo1E3seoMTHjIAXxGr-yoOwdVvon7zIFSCCKpApz9H85hBDpqbOmrDNwfzkAhxZXVggSnHdW0bV3epcxd674rx8kR95o86KiFmb7aqoSUGeJnFNan46FWtr4L7SBhqHf7TsZ7dxC_mYCnRLjk1pnQxF_Jqn5Kumk-3Kgb5zIYjx4gdoIZ4FZO9ieDT2TrVxDrt_YUHrv80QmRZ4IPS3ctXLEmICSOKWbmN80aZACyuLt_YoByb--omlfAldvZU2GI.yDS7_G6Q4JWhg21hWW_FduCuLLp9DzUbZ9rBAJn-ClI&amp;dib_tag=se&amp;keywords=Screws&amp;pd_rd_r=a5212fc3-12e0-4081-9ad0-ce32ab2776c3&amp;pd_rd_w=81YZd&amp;pd_rd_wg=qob2P&amp;pf_rd_p=918a99dd-4826-4c0a-be33-a6705d69c4cf&amp;pf_rd_r=MPNQSKD92KDWG2YA4J2K&amp;pid=v9zFyf4&amp;qid=1711926703&amp;s=industrial&amp;sprefix=0.25%2B10%2Bscrews%2Caps%2C110&amp;sr=1-9">https://www.amazon.com/Stainless-Phillips-Screw-Bolt-Dropper/dp/B079Y9KW9S/ref=sr_1_9?content-id=amzn1.sym.918a99dd-4826-4c0a-be33-a6705d69c4cf%3Aamzn1.sym.918a99dd-4826-4c0a-be33-a6705d69c4cf&amp;crid=3PHD7LGQ0VC78&amp;dib=eyJ2IjoiMSJ9.9UaZHdATsJVmxv74PnXPpMsR4lrfxoJMEhLmRbQDXBNo1E3seoMTHjIAXxGr-yoOwdVvon7zIFSCCKpApz9H85hBDpqbOmrDNwfzkAhxZXVggSnHdW0bV3epcxd674rx8kR95o86KiFmb7aqoSUGeJnFNan46FWtr4L7SBhqHf7TsZ7dxC_mYCnRLjk1pnQxF_Jqn5Kumk-3Kgb5zIYjx4gdoIZ4FZO9ieDT2TrVxDrt_YUHrv80QmRZ4IPS3ctXLEmICSOKWbmN80aZACyuLt_YoByb--omlfAldvZU2GI.yDS7_G6Q4JWhg21hWW_FduCuLLp9DzUbZ9rBAJn-ClI&amp;dib_tag=se&amp;keywords=Screws&amp;pd_rd_r=a5212fc3-12e0-4081-9ad0-ce32ab2776c3&amp;pd_rd_w=81YZd&amp;pd_rd_wg=qob2P&amp;pf_rd_p=918a99dd-4826-4c0a-be33-a6705d69c4cf&amp;pf_rd_r=MPNQSKD92KDWG2YA4J2K&amp;pid=v9zFyf4&amp;qid=1711926703&amp;s=industrial&amp;sprefix=0.25%2B10%2Bscrews%2Caps%2C110&amp;sr=1-9</text:a></text:p>
          </table:table-cell>
        </table:table-row>
        <table:table-row table:style-name="ro3" table:number-rows-repeated="1048551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3-31">03/31/2024</text:date>, <text:time>18:17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8M12S</meta:editing-duration>
    <meta:editing-cycles>3</meta:editing-cycles>
    <meta:generator>OpenOffice/4.1.13$Win32 OpenOffice.org_project/4113m1$Build-9810</meta:generator>
    <dc:date>2024-03-31T18:17:52.96</dc:date>
    <dc:creator>Michael Linzenmeyer</dc:creator>
    <meta:document-statistic meta:table-count="3" meta:cell-count="72" meta:object-count="0"/>
    <meta:user-defined meta:name="Info 1"/>
    <meta:user-defined meta:name="Info 2"/>
    <meta:user-defined meta:name="Info 3"/>
    <meta:user-defined meta:name="Info 4"/>
  </office:meta>
</office:document-meta>
</file>